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6000003489C8C71D4.png" manifest:media-type="image/png"/>
  <manifest:file-entry manifest:full-path="Pictures/100000010000067D000002B1634D66FA.png" manifest:media-type="image/png"/>
  <manifest:file-entry manifest:full-path="Pictures/1000000100000670000002B2EF11FB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13.053cm" draw:z-index="0"><draw:image xlink:href="Pictures/1000000100000446000003489C8C71D4.png" xlink:type="simple" xlink:show="embed" xlink:actuate="onLoad" draw:mime-type="image/png"/></draw:frame></text:p>
      <text:p text:style-name="Standard"/>
      <text:p text:style-name="P1"><draw:frame draw:style-name="fr1" draw:name="Picture 2" text:anchor-type="as-char" svg:width="17cm" svg:height="7.052cm" draw:z-index="0"><draw:image xlink:href="Pictures/100000010000067D000002B1634D66FA.png" xlink:type="simple" xlink:show="embed" xlink:actuate="onLoad" draw:mime-type="image/png"/></draw:frame></text:p>
      <text:p text:style-name="Standard"/>
      <text:p text:style-name="P1"><draw:frame draw:style-name="fr1" draw:name="Picture 3" text:anchor-type="as-char" svg:width="17cm" svg:height="7.117cm" draw:z-index="0"><draw:image xlink:href="Pictures/1000000100000670000002B2EF11FB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15-20-35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3" meta:object-count="0" meta:page-count="3" meta:paragraph-count="3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